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Standard">
      <style:paragraph-properties fo:margin-top="0.1665in" fo:margin-bottom="0.166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665in" style:contextual-spacing="false" fo:line-height="100%"/>
      <style:text-properties officeooo:rsid="00023a70" officeooo:paragraph-rsid="00023a70"/>
    </style:style>
    <style:style style:name="P4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013758" officeooo:paragraph-rsid="00013758" style:font-name-asian="Times New Roman1" style:font-size-asian="12pt" style:font-style-asian="normal" style:font-name-complex="Times New Roman1" style:font-size-complex="12pt" style:font-style-complex="normal"/>
    </style:style>
    <style:style style:name="P6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023a70"/>
    </style:style>
    <style:style style:name="P8" style:family="paragraph" style:parent-style-name="Standard">
      <style:paragraph-properties fo:margin-top="0.1665in" fo:margin-bottom="0.1665in" style:contextual-spacing="false" fo:line-height="100%"/>
    </style:style>
    <style:style style:name="P9" style:family="paragraph" style:parent-style-name="Standard">
      <style:paragraph-properties fo:margin-top="0.1665in" fo:margin-bottom="0.1665in" style:contextual-spacing="false" fo:line-height="100%"/>
      <style:text-properties officeooo:paragraph-rsid="0002f2a0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04f3cf" officeooo:paragraph-rsid="0004f3cf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officeooo:rsid="00011cf5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officeooo:rsid="00023a70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officeooo:rsid="0002f2a0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officeooo:rsid="0004f3cf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style:font-name="Times New Roman" fo:font-size="12pt" style:text-underline-style="none" officeooo:rsid="00011cf5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8" style:family="text">
      <style:text-properties style:font-name="Times New Roman" fo:font-size="12pt" fo:font-style="normal" officeooo:rsid="00023a70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officeooo:rsid="0004f3cf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italic" officeooo:rsid="00023a70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italic" officeooo:rsid="0004f3cf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officeooo:rsid="0004f3cf"/>
    </style:style>
    <style:style style:name="T13" style:family="text">
      <style:text-properties officeooo:rsid="0002f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h 490                         <text:tab/>    Capstone Weekly Report         <text:tab/>    Week Number: </text:span><text:span text:style-name="T2">1</text:span></text:p>
      <text:p text:style-name="P1"><text:span text:style-name="T1">Name: </text:span><text:span text:style-name="T6">Daniel Sinderson</text:span></text:p>
      <text:p text:style-name="P1"/>
      <text:p text:style-name="P4">My goals for this week were to:</text:p>
      <text:p text:style-name="P5">Think of some project <text:span text:style-name="T12">ideas</text:span> and consider their relative merits and potential pitfalls, <text:span text:style-name="T12">t</text:span>hen <text:span text:style-name="T12">choose one of them and pick an advisor to go with it.</text:span></text:p>
      <text:p text:style-name="P2"/>
      <text:p text:style-name="P4">I made the following progress on these:</text:p>
      <text:p text:style-name="P5">I’ve come up with a handful of project <text:span text:style-name="T12">ideas</text:span> that interest me and started considering them, doing a little bit of preliminary research to get a better idea of how feasible, <text:span text:style-name="T12">well-defined, and exciting to me</text:span> they are.</text:p>
      <text:p text:style-name="P7"><text:span text:style-name="T8">This work included reading the first three chapters of </text:span><text:span text:style-name="T10">An Invitation to Applied Category Theory </text:span><text:span text:style-name="T8">which took up the bulk of my time spent this week. I also read the first two chapters of</text:span><text:span text:style-name="T10"> An Introduction to Systems Biology, </text:span><text:span text:style-name="T8">the first chapter of both</text:span><text:span text:style-name="T10"> Actual Causality</text:span><text:span text:style-name="T8"> and</text:span><text:span text:style-name="T10"> Data-Driven Science and Engineering</text:span><text:span text:style-name="T8">, </text:span><text:span text:style-name="T9">and the paper “</text:span><text:span text:style-name="T11">Sound Synthesis Based on Ordinary Differential Equations</text:span><text:span text:style-name="T9">.” It should be noted that, aside from the category theory book, these were all quick reads with no exercises worked.</text:span></text:p>
      <text:p text:style-name="P7"><text:span text:style-name="T9"/></text:p>
      <text:p text:style-name="P10"><text:span text:style-name="T9">I </text:span><text:span text:style-name="T7">also met with Dr. Ashley to discuss two of the ideas that I was most excited about, and after thinking it through with him I’ve chosen my topic.</text:span></text:p>
      <text:p text:style-name="P1"><text:span text:style-name="T1"/></text:p>
      <text:p text:style-name="P1"><text:span text:style-name="T1">I estimate I worked </text:span><text:span text:style-name="T5">10</text:span><text:span text:style-name="T1"> hours outside of class on capstone since my last weekly meeting with my capstone advisor.</text:span></text:p>
      <text:p text:style-name="P6"/>
      <text:p text:style-name="P4">I have the following questions and concerns I want to discuss with my capstone advisor:</text:p>
      <text:p text:style-name="P3"><text:span text:style-name="T1">I want to discuss </text:span><text:span text:style-name="T4">which of my project ideas best fits with the constraints and expectations of the course.</text:span></text:p>
      <text:p text:style-name="P6"/>
      <text:p text:style-name="P4">Some tentative goals for the coming week are:</text:p>
      <text:p text:style-name="P9"><text:span text:style-name="T4">To </text:span><text:span text:style-name="T5">write out a rough curriculum and schedule for this term to keep me from getting too distrac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pple-tab-span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Ashley</meta:initial-creator>
    <meta:editing-cycles>5</meta:editing-cycles>
    <meta:creation-date>2023-01-10T16:33:00</meta:creation-date>
    <dc:date>2024-01-12T14:21:40.715028055</dc:date>
    <meta:editing-duration>PT22M27S</meta:editing-duration>
    <meta:generator>LibreOffice/7.3.7.2$Linux_X86_64 LibreOffice_project/30$Build-2</meta:generator>
    <meta:document-statistic meta:table-count="0" meta:image-count="0" meta:object-count="0" meta:page-count="1" meta:paragraph-count="13" meta:word-count="279" meta:character-count="1627" meta:non-whitespace-character-count="1319"/>
    <meta:user-defined meta:name="AppVersion">16.0000</meta:user-defined>
    <meta:user-defined meta:name="Company">Southern Oregon University</meta:user-defined>
    <meta:template xlink:type="simple" xlink:actuate="onRequest" xlink:title="Normal.dotm" xlink:href=""/>
  </office:meta>
</office:document-meta>
</file>